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format="1" text:start-value="2">
        <style:list-level-properties text:space-before="0.2361in" text:min-label-width="0.25in"/>
      </text:list-level-style-number>
      <text:list-level-style-number text:level="2" style:num-suffix="." style:num-format="a" style:num-letter-sync="true">
        <style:list-level-properties text:space-before="0.7361in" text:min-label-width="0.25in"/>
      </text:list-level-style-number>
      <text:list-level-style-number text:level="3" style:num-suffix="." style:num-format="i">
        <style:list-level-properties fo:text-align="end" text:space-before="1.3611in" text:min-label-width="0.125in"/>
      </text:list-level-style-number>
      <text:list-level-style-number text:level="4" style:num-suffix="." style:num-format="1">
        <style:list-level-properties text:space-before="1.7361in" text:min-label-width="0.25in"/>
      </text:list-level-style-number>
      <text:list-level-style-number text:level="5" style:num-suffix="." style:num-format="a" style:num-letter-sync="true">
        <style:list-level-properties text:space-before="2.2361in" text:min-label-width="0.25in"/>
      </text:list-level-style-number>
      <text:list-level-style-number text:level="6" style:num-suffix="." style:num-format="i">
        <style:list-level-properties fo:text-align="end" text:space-before="2.8611in" text:min-label-width="0.125in"/>
      </text:list-level-style-number>
      <text:list-level-style-number text:level="7" style:num-suffix="." style:num-format="1">
        <style:list-level-properties text:space-before="3.2361in" text:min-label-width="0.25in"/>
      </text:list-level-style-number>
      <text:list-level-style-number text:level="8" style:num-suffix="." style:num-format="a" style:num-letter-sync="true">
        <style:list-level-properties text:space-before="3.7361in" text:min-label-width="0.25in"/>
      </text:list-level-style-number>
      <text:list-level-style-number text:level="9" style:num-suffix="." style:num-format="i">
        <style:list-level-properties fo:text-align="end" text:space-before="4.3611in" text:min-label-width="0.125in"/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Заголовок1" style:family="paragraph">
      <style:paragraph-properties fo:text-align="center"/>
    </style:style>
    <style:style style:name="T3" style:parent-style-name="Основнойшрифтабзаца" style:family="text">
      <style:text-properties fo:font-size="32pt" style:font-size-asian="32pt" style:font-size-complex="32pt"/>
    </style:style>
    <style:style style:name="T4" style:parent-style-name="Основнойшрифтабзаца" style:family="text">
      <style:text-properties fo:font-size="32pt" style:font-size-asian="32pt" style:font-size-complex="32pt" fo:language="en" fo:country="US"/>
    </style:style>
    <style:style style:name="P5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6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7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8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9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0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1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2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3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4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5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6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7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8" style:parent-style-name="Textbody" style:family="paragraph">
      <style:paragraph-properties fo:text-align="center"/>
      <style:text-properties style:font-name="Arial" fo:font-style="italic" style:font-style-asian="italic" style:font-style-complex="italic" fo:font-size="24pt" style:font-size-asian="24pt" style:font-size-complex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font-style="italic" style:font-style-asian="italic" style:font-style-complex="italic"/>
    </style:style>
    <style:style style:name="T3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1" style:parent-style-name="Основнойшрифтабзаца" style:family="text">
      <style:text-properties fo:font-style="italic" style:font-style-asian="italic" style:font-style-complex="italic"/>
    </style:style>
    <style:style style:name="T3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3" style:parent-style-name="Основнойшрифтабзаца" style:family="text">
      <style:text-properties fo:font-style="italic" style:font-style-asian="italic" style:font-style-complex="italic"/>
    </style:style>
    <style:style style:name="P34" style:parent-style-name="Textbody" style:family="paragraph">
      <style:text-properties fo:font-style="italic" style:font-style-asian="italic" style:font-style-complex="italic"/>
    </style:style>
    <style:style style:name="TableColumn36" style:family="table-column">
      <style:table-column-properties style:column-width="2in" style:use-optimal-column-width="false"/>
    </style:style>
    <style:style style:name="TableColumn37" style:family="table-column">
      <style:table-column-properties style:column-width="0.7604in" style:use-optimal-column-width="false"/>
    </style:style>
    <style:style style:name="TableColumn38" style:family="table-column">
      <style:table-column-properties style:column-width="3.9375in" style:use-optimal-column-width="false"/>
    </style:style>
    <style:style style:name="Table35" style:family="table">
      <style:table-properties style:width="6.697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0.0034in solid #000000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language="en" fo:country="US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language="en" fo:country="US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language="en" fo:country="US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language="en" fo:country="US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language="en" fo:country="US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language="en" fo:country="US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language="en" fo:country="US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language="en" fo:country="US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language="en" fo:country="US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language="en" fo:country="US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language="en" fo:country="US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language="en" fo:country="US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language="en" fo:country="US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language="en" fo:country="US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language="en" fo:country="US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language="en" fo:country="US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" style:parent-style-name="Textbody" style:family="paragraph">
      <style:text-properties fo:language="en" fo:country="US"/>
    </style:style>
    <style:style style:name="P103" style:parent-style-name="Textbody" style:family="paragraph">
      <style:text-properties fo:font-style="italic" style:font-style-asian="italic" style:font-style-complex="italic"/>
    </style:style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>
      <style:text-properties fo:font-style="italic" style:font-style-asian="italic" style:font-style-complex="italic"/>
    </style:style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>
      <style:text-properties fo:font-style="italic" style:font-style-asian="italic" style:font-style-complex="italic"/>
    </style:style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>
      <style:text-properties fo:font-style="italic" style:font-style-asian="italic" style:font-style-complex="italic"/>
    </style:style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T121" style:parent-style-name="Основнойшрифтабзаца" style:family="text">
      <style:text-properties fo:font-style="italic" style:font-style-asian="italic" style:font-style-complex="italic"/>
    </style:style>
    <style:style style:name="T122" style:parent-style-name="Основнойшрифтабзаца" style:family="text">
      <style:text-properties fo:font-style="italic" style:font-style-asian="italic" style:font-style-complex="italic"/>
    </style:style>
    <style:style style:name="T12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4" style:parent-style-name="Основнойшрифтабзаца" style:family="text">
      <style:text-properties fo:font-style="italic" style:font-style-asian="italic" style:font-style-complex="italic"/>
    </style:style>
    <style:style style:name="T12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6" style:parent-style-name="Основнойшрифтабзаца" style:family="text">
      <style:text-properties fo:font-style="italic" style:font-style-asian="italic" style:font-style-complex="italic"/>
    </style:style>
    <style:style style:name="TableColumn128" style:family="table-column">
      <style:table-column-properties style:column-width="1.6722in" style:use-optimal-column-width="false"/>
    </style:style>
    <style:style style:name="TableColumn129" style:family="table-column">
      <style:table-column-properties style:column-width="1.6736in" style:use-optimal-column-width="false"/>
    </style:style>
    <style:style style:name="TableColumn130" style:family="table-column">
      <style:table-column-properties style:column-width="1.6736in" style:use-optimal-column-width="false"/>
    </style:style>
    <style:style style:name="TableColumn131" style:family="table-column">
      <style:table-column-properties style:column-width="1.6736in" style:use-optimal-column-width="false"/>
    </style:style>
    <style:style style:name="Table127" style:family="table">
      <style:table-properties style:width="6.693in" fo:margin-left="0.0312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fo:language="en" fo:country="US"/>
    </style:style>
    <style:style style:name="TableCell1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fo:language="en" fo:country="US"/>
    </style:style>
    <style:style style:name="TableCell1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fo:language="en" fo:country="US"/>
    </style:style>
    <style:style style:name="TableCell139" style:family="table-cell">
      <style:table-cell-properties fo:border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fo:language="en" fo:country="US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fo:language="en" fo:country="US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fo:language="en" fo:country="US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ableColumn163" style:family="table-column">
      <style:table-column-properties style:column-width="0.8854in" style:use-optimal-column-width="false"/>
    </style:style>
    <style:style style:name="TableColumn164" style:family="table-column">
      <style:table-column-properties style:column-width="1.2291in" style:use-optimal-column-width="false"/>
    </style:style>
    <style:style style:name="TableColumn165" style:family="table-column">
      <style:table-column-properties style:column-width="1.5in" style:use-optimal-column-width="false"/>
    </style:style>
    <style:style style:name="TableColumn166" style:family="table-column">
      <style:table-column-properties style:column-width="1.5416in" style:use-optimal-column-width="false"/>
    </style:style>
    <style:style style:name="TableColumn167" style:family="table-column">
      <style:table-column-properties style:column-width="1.5416in" style:use-optimal-column-width="false"/>
    </style:style>
    <style:style style:name="Table162" style:family="table">
      <style:table-properties style:width="6.6979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text-properties fo:language="en" fo:country="US"/>
    </style:style>
    <style:style style:name="TableCell1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text-properties fo:language="en" fo:country="US"/>
    </style:style>
    <style:style style:name="TableCell1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ableCell1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text-properties fo:language="en" fo:country="US"/>
    </style:style>
    <style:style style:name="TableCell178" style:family="table-cell">
      <style:table-cell-properties fo:border="0.0034in solid #000000" fo:padding-top="0.0381in" fo:padding-left="0.0381in" fo:padding-bottom="0.0381in" fo:padding-right="0.0381in"/>
    </style:style>
    <style:style style:name="P179" style:parent-style-name="TableContents" style:family="paragraph">
      <style:text-properties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fo:language="en" fo:country="US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text-properties fo:language="en" fo:country="US"/>
    </style:style>
    <style:style style:name="TableCell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0" style:parent-style-name="TableContents" style:family="paragraph">
      <style:text-properties fo:language="en" fo:country="US"/>
    </style:style>
    <style:style style:name="P191" style:parent-style-name="Textbody" style:family="paragraph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ableColumn208" style:family="table-column">
      <style:table-column-properties style:column-width="1.7708in" style:use-optimal-column-width="false"/>
    </style:style>
    <style:style style:name="TableColumn209" style:family="table-column">
      <style:table-column-properties style:column-width="1.8437in" style:use-optimal-column-width="false"/>
    </style:style>
    <style:style style:name="TableColumn210" style:family="table-column">
      <style:table-column-properties style:column-width="3.0833in" style:use-optimal-column-width="false"/>
    </style:style>
    <style:style style:name="Table207" style:family="table">
      <style:table-properties style:width="6.6979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fo:language="en" fo:country="US"/>
    </style:style>
    <style:style style:name="TableCell2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text-properties fo:language="en" fo:country="US"/>
    </style:style>
    <style:style style:name="TableCell216" style:family="table-cell">
      <style:table-cell-properties fo:border="0.0034in solid #000000" fo:padding-top="0.0381in" fo:padding-left="0.0381in" fo:padding-bottom="0.0381in" fo:padding-right="0.0381in"/>
    </style:style>
    <style:style style:name="P217" style:parent-style-name="TableContents" style:family="paragraph">
      <style:text-properties fo:language="en" fo:country="U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fo:language="en" fo:country="US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language="en" fo:country="US"/>
    </style:style>
    <style:style style:name="P225" style:parent-style-name="Textbody" style:family="paragraph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ableColumn234" style:family="table-column">
      <style:table-column-properties style:column-width="1.7708in" style:use-optimal-column-width="false"/>
    </style:style>
    <style:style style:name="TableColumn235" style:family="table-column">
      <style:table-column-properties style:column-width="1.8437in" style:use-optimal-column-width="false"/>
    </style:style>
    <style:style style:name="TableColumn236" style:family="table-column">
      <style:table-column-properties style:column-width="3.0833in" style:use-optimal-column-width="false"/>
    </style:style>
    <style:style style:name="Table233" style:family="table">
      <style:table-properties style:width="6.6979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text-properties fo:language="en" fo:country="US"/>
    </style:style>
    <style:style style:name="TableCell2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="0.0034in solid #000000" fo:padding-top="0.0381in" fo:padding-left="0.0381in" fo:padding-bottom="0.0381in" fo:padding-right="0.0381in"/>
    </style:style>
    <style:style style:name="P243" style:parent-style-name="TableContents" style:family="paragraph">
      <style:text-properties fo:language="en" fo:country="U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fo:language="en" fo:country="US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text-properties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0" style:parent-style-name="TableContents" style:family="paragraph">
      <style:text-properties fo:language="en" fo:country="US"/>
    </style:style>
    <style:style style:name="P251" style:parent-style-name="Textbody" style:family="paragraph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ableColumn261" style:family="table-column">
      <style:table-column-properties style:column-width="0.875in" style:use-optimal-column-width="false"/>
    </style:style>
    <style:style style:name="TableColumn262" style:family="table-column">
      <style:table-column-properties style:column-width="1.2187in" style:use-optimal-column-width="false"/>
    </style:style>
    <style:style style:name="TableColumn263" style:family="table-column">
      <style:table-column-properties style:column-width="1.4687in" style:use-optimal-column-width="false"/>
    </style:style>
    <style:style style:name="TableColumn264" style:family="table-column">
      <style:table-column-properties style:column-width="1.3437in" style:use-optimal-column-width="false"/>
    </style:style>
    <style:style style:name="TableColumn265" style:family="table-column">
      <style:table-column-properties style:column-width="1.7916in" style:use-optimal-column-width="false"/>
    </style:style>
    <style:style style:name="Table260" style:family="table">
      <style:table-properties style:width="6.6979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fo:language="en" fo:country="US"/>
    </style:style>
    <style:style style:name="TableCell2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text-properties fo:language="en" fo:country="US"/>
    </style:style>
    <style:style style:name="TableCell2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text-properties fo:language="en" fo:country="US"/>
    </style:style>
    <style:style style:name="TableCell2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text-properties fo:language="en" fo:country="US"/>
    </style:style>
    <style:style style:name="TableCell275" style:family="table-cell">
      <style:table-cell-properties fo:border="0.0034in solid #000000" fo:padding-top="0.0381in" fo:padding-left="0.0381in" fo:padding-bottom="0.0381in" fo:padding-right="0.0381in"/>
    </style:style>
    <style:style style:name="P276" style:parent-style-name="TableContents" style:family="paragraph">
      <style:text-properties fo:language="en" fo:country="US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text-properties fo:language="en" fo:country="US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text-properties fo:language="en" fo:country="US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text-properties fo:language="en" fo:country="US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language="en" fo:country="US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language="en" fo:country="US"/>
    </style:style>
    <style:style style:name="P288" style:parent-style-name="Textbody" style:family="paragraph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ableColumn305" style:family="table-column">
      <style:table-column-properties style:column-width="3.3465in" style:use-optimal-column-width="false"/>
    </style:style>
    <style:style style:name="TableColumn306" style:family="table-column">
      <style:table-column-properties style:column-width="3.3465in" style:use-optimal-column-width="false"/>
    </style:style>
    <style:style style:name="Table304" style:family="table">
      <style:table-properties style:width="6.693in" fo:margin-left="0.031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fo:language="en" fo:country="US"/>
    </style:style>
    <style:style style:name="TableCell310" style:family="table-cell">
      <style:table-cell-properties fo:border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fo:language="en" fo:country="US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14" style:parent-style-name="Основнойшрифтабзаца" style:family="text">
      <style:text-properties fo:language="en" fo:country="US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6" style:parent-style-name="TableContents" style:family="paragraph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ableColumn322" style:family="table-column">
      <style:table-column-properties style:column-width="0.7437in" style:use-optimal-column-width="false"/>
    </style:style>
    <style:style style:name="TableColumn323" style:family="table-column">
      <style:table-column-properties style:column-width="0.775in" style:use-optimal-column-width="false"/>
    </style:style>
    <style:style style:name="TableColumn324" style:family="table-column">
      <style:table-column-properties style:column-width="1.2958in" style:use-optimal-column-width="false"/>
    </style:style>
    <style:style style:name="TableColumn325" style:family="table-column">
      <style:table-column-properties style:column-width="1.2944in" style:use-optimal-column-width="false"/>
    </style:style>
    <style:style style:name="TableColumn326" style:family="table-column">
      <style:table-column-properties style:column-width="1.2944in" style:use-optimal-column-width="false"/>
    </style:style>
    <style:style style:name="TableColumn327" style:family="table-column">
      <style:table-column-properties style:column-width="1.2944in" style:use-optimal-column-width="false"/>
    </style:style>
    <style:style style:name="Table321" style:family="table">
      <style:table-properties style:width="6.6979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text-properties fo:language="en" fo:country="US"/>
    </style:style>
    <style:style style:name="TableCell3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text-properties fo:language="en" fo:country="US"/>
    </style:style>
    <style:style style:name="TableCell3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text-properties fo:language="en" fo:country="US"/>
    </style:style>
    <style:style style:name="TableCell3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fo:language="en" fo:country="US"/>
    </style:style>
    <style:style style:name="TableCell3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text-properties fo:language="en" fo:country="US"/>
    </style:style>
    <style:style style:name="TableCell339" style:family="table-cell">
      <style:table-cell-properties fo:border="0.0034in solid #000000" fo:padding-top="0.0381in" fo:padding-left="0.0381in" fo:padding-bottom="0.0381in" fo:padding-right="0.0381in"/>
    </style:style>
    <style:style style:name="P340" style:parent-style-name="TableContents" style:family="paragraph">
      <style:text-properties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text-properties fo:language="en" fo:country="US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text-properties fo:language="en" fo:country="US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language="en" fo:country="US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text-properties fo:language="en" fo:country="US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3" style:parent-style-name="TableContents" style:family="paragraph">
      <style:text-properties fo:language="en" fo:country="US"/>
    </style:style>
    <style:style style:name="P354" style:parent-style-name="Textbody" style:family="paragraph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ableColumn368" style:family="table-column">
      <style:table-column-properties style:column-width="1.7708in" style:use-optimal-column-width="false"/>
    </style:style>
    <style:style style:name="TableColumn369" style:family="table-column">
      <style:table-column-properties style:column-width="1.8437in" style:use-optimal-column-width="false"/>
    </style:style>
    <style:style style:name="TableColumn370" style:family="table-column">
      <style:table-column-properties style:column-width="3.0833in" style:use-optimal-column-width="false"/>
    </style:style>
    <style:style style:name="Table367" style:family="table">
      <style:table-properties style:width="6.6979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language="en" fo:country="US"/>
    </style:style>
    <style:style style:name="TableCell3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fo:language="en" fo:country="US"/>
    </style:style>
    <style:style style:name="TableCell376" style:family="table-cell">
      <style:table-cell-properties fo:border="0.0034in solid #000000" fo:padding-top="0.0381in" fo:padding-left="0.0381in" fo:padding-bottom="0.0381in" fo:padding-right="0.0381in"/>
    </style:style>
    <style:style style:name="P377" style:parent-style-name="TableContents" style:family="paragraph">
      <style:text-properties fo:language="en" fo:country="US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text-properties fo:language="en" fo:country="US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fo:language="en" fo:country="US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text-properties fo:language="en" fo:country="US"/>
    </style:style>
    <style:style style:name="P385" style:parent-style-name="Textbody" style:family="paragraph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font-style="italic" style:font-style-asian="italic" style:font-style-complex="italic"/>
    </style:style>
    <style:style style:name="T39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00" style:parent-style-name="Основнойшрифтабзаца" style:family="text">
      <style:text-properties fo:font-style="italic" style:font-style-asian="italic" style:font-style-complex="italic"/>
    </style:style>
    <style:style style:name="T40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02" style:parent-style-name="Основнойшрифтабзаца" style:family="text">
      <style:text-properties fo:font-style="italic" style:font-style-asian="italic" style:font-style-complex="italic"/>
    </style:style>
    <style:style style:name="P403" style:parent-style-name="Textbody" style:family="paragraph">
      <style:text-properties fo:font-style="italic" style:font-style-asian="italic" style:font-style-complex="italic"/>
    </style:style>
    <style:style style:name="TableColumn405" style:family="table-column">
      <style:table-column-properties style:column-width="2in" style:use-optimal-column-width="false"/>
    </style:style>
    <style:style style:name="TableColumn406" style:family="table-column">
      <style:table-column-properties style:column-width="0.7604in" style:use-optimal-column-width="false"/>
    </style:style>
    <style:style style:name="TableColumn407" style:family="table-column">
      <style:table-column-properties style:column-width="3.9375in" style:use-optimal-column-width="false"/>
    </style:style>
    <style:style style:name="Table404" style:family="table">
      <style:table-properties style:width="6.6979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="0.0034in solid #000000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fo:language="en" fo:country="US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1" style:parent-style-name="Основнойшрифтабзаца" style:family="text">
      <style:text-properties fo:language="en" fo:country="US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language="en" fo:country="US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8" style:parent-style-name="Основнойшрифтабзаца" style:family="text">
      <style:text-properties fo:language="en" fo:country="US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fo:language="en" fo:country="US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fo:language="en" fo:country="US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fo:language="en" fo:country="US"/>
    </style:style>
    <style:style style:name="TableCell4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fo:language="en" fo:country="US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language="en" fo:country="US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fo:language="en" fo:country="US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language="en" fo:country="US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fo:language="en" fo:country="US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9" style:parent-style-name="Textbody" style:family="paragraph">
      <style:text-properties fo:language="en" fo:country="US"/>
    </style:style>
    <style:style style:name="P460" style:parent-style-name="Textbody" style:family="paragraph">
      <style:text-properties fo:language="en" fo:country="US"/>
    </style:style>
    <style:style style:name="T461" style:parent-style-name="Основнойшрифтабзаца" style:family="text">
      <style:text-properties fo:font-style="italic" style:font-style-asian="italic" style:font-style-complex="italic"/>
    </style:style>
    <style:style style:name="P462" style:parent-style-name="Textbody" style:family="paragraph"/>
    <style:style style:name="P463" style:parent-style-name="Textbody" style:family="paragraph"/>
    <style:style style:name="P464" style:parent-style-name="Textbody" style:family="paragraph"/>
    <style:style style:name="P465" style:parent-style-name="Textbody" style:family="paragraph"/>
    <style:style style:name="P466" style:parent-style-name="Textbody" style:family="paragraph">
      <style:paragraph-properties fo:text-indent="0in"/>
    </style:style>
    <style:style style:name="P467" style:parent-style-name="Textbody" style:family="paragraph">
      <style:text-properties fo:font-style="italic" style:font-style-asian="italic" style:font-style-complex="italic"/>
    </style:style>
    <style:style style:name="P468" style:parent-style-name="Textbody" style:family="paragraph"/>
    <style:style style:name="P469" style:parent-style-name="Textbody" style:family="paragraph"/>
    <style:style style:name="P470" style:parent-style-name="Textbody" style:family="paragraph">
      <style:paragraph-properties fo:text-indent="0in"/>
    </style:style>
    <style:style style:name="P471" style:parent-style-name="Textbody" style:family="paragraph">
      <style:paragraph-properties fo:text-indent="0in"/>
    </style:style>
    <style:style style:name="TableColumn473" style:family="table-column">
      <style:table-column-properties style:column-width="1.7708in" style:use-optimal-column-width="false"/>
    </style:style>
    <style:style style:name="TableColumn474" style:family="table-column">
      <style:table-column-properties style:column-width="1.8437in" style:use-optimal-column-width="false"/>
    </style:style>
    <style:style style:name="TableColumn475" style:family="table-column">
      <style:table-column-properties style:column-width="3.0833in" style:use-optimal-column-width="false"/>
    </style:style>
    <style:style style:name="Table472" style:family="table">
      <style:table-properties style:width="6.6979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text-properties fo:language="en" fo:country="US"/>
    </style:style>
    <style:style style:name="TableCell4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language="en" fo:country="US"/>
    </style:style>
    <style:style style:name="TableCell481" style:family="table-cell">
      <style:table-cell-properties fo:border="0.0034in solid #000000" fo:padding-top="0.0381in" fo:padding-left="0.0381in" fo:padding-bottom="0.0381in" fo:padding-right="0.0381in"/>
    </style:style>
    <style:style style:name="P482" style:parent-style-name="TableContents" style:family="paragraph">
      <style:text-properties fo:language="en" fo:country="US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TableContents" style:family="paragraph">
      <style:text-properties fo:language="en" fo:country="US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fo:language="en" fo:country="US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9" style:parent-style-name="TableContents" style:family="paragraph">
      <style:text-properties fo:language="en" fo:country="US"/>
    </style:style>
    <style:style style:name="P490" style:parent-style-name="Textbody" style:family="paragraph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ableColumn498" style:family="table-column">
      <style:table-column-properties style:column-width="0.9222in" style:use-optimal-column-width="false"/>
    </style:style>
    <style:style style:name="TableColumn499" style:family="table-column">
      <style:table-column-properties style:column-width="1.2027in" style:use-optimal-column-width="false"/>
    </style:style>
    <style:style style:name="TableColumn500" style:family="table-column">
      <style:table-column-properties style:column-width="1.6458in" style:use-optimal-column-width="false"/>
    </style:style>
    <style:style style:name="TableColumn501" style:family="table-column">
      <style:table-column-properties style:column-width="1.1145in" style:use-optimal-column-width="false"/>
    </style:style>
    <style:style style:name="TableColumn502" style:family="table-column">
      <style:table-column-properties style:column-width="1.8125in" style:use-optimal-column-width="false"/>
    </style:style>
    <style:style style:name="Table497" style:family="table">
      <style:table-properties style:width="6.6979in" fo:margin-left="0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text-properties fo:language="en" fo:country="US"/>
    </style:style>
    <style:style style:name="TableCell5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text-properties fo:language="en" fo:country="US"/>
    </style:style>
    <style:style style:name="TableCell5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9" style:parent-style-name="TableContents" style:family="paragraph">
      <style:text-properties fo:language="en" fo:country="US"/>
    </style:style>
    <style:style style:name="TableCell5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text-properties fo:language="en" fo:country="US"/>
    </style:style>
    <style:style style:name="TableCell512" style:family="table-cell">
      <style:table-cell-properties fo:border="0.0034in solid #000000" fo:padding-top="0.0381in" fo:padding-left="0.0381in" fo:padding-bottom="0.0381in" fo:padding-right="0.0381in"/>
    </style:style>
    <style:style style:name="P513" style:parent-style-name="TableContents" style:family="paragraph">
      <style:text-properties fo:language="en" fo:country="US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text-properties fo:language="en" fo:country="US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text-properties fo:language="en" fo:country="US"/>
    </style:style>
    <style:style style:name="TableCell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0" style:parent-style-name="TableContents" style:family="paragraph">
      <style:text-properties fo:language="en" fo:country="US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language="en" fo:country="US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P527" style:parent-style-name="Textbody" style:family="paragraph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ableColumn539" style:family="table-column">
      <style:table-column-properties style:column-width="1.2125in" style:use-optimal-column-width="false"/>
    </style:style>
    <style:style style:name="TableColumn540" style:family="table-column">
      <style:table-column-properties style:column-width="1.2625in" style:use-optimal-column-width="false"/>
    </style:style>
    <style:style style:name="TableColumn541" style:family="table-column">
      <style:table-column-properties style:column-width="2.1118in" style:use-optimal-column-width="false"/>
    </style:style>
    <style:style style:name="TableColumn542" style:family="table-column">
      <style:table-column-properties style:column-width="2.1111in" style:use-optimal-column-width="false"/>
    </style:style>
    <style:style style:name="Table538" style:family="table">
      <style:table-properties style:width="6.6979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5" style:parent-style-name="TableContents" style:family="paragraph">
      <style:text-properties fo:language="en" fo:country="US"/>
    </style:style>
    <style:style style:name="TableCell5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text-properties fo:language="en" fo:country="US"/>
    </style:style>
    <style:style style:name="TableCell5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text-properties fo:language="en" fo:country="US"/>
    </style:style>
    <style:style style:name="TableCell550" style:family="table-cell">
      <style:table-cell-properties fo:border="0.0034in solid #000000" fo:padding-top="0.0381in" fo:padding-left="0.0381in" fo:padding-bottom="0.0381in" fo:padding-right="0.0381in"/>
    </style:style>
    <style:style style:name="P551" style:parent-style-name="TableContents" style:family="paragraph">
      <style:text-properties fo:language="en" fo:country="US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4" style:parent-style-name="TableContents" style:family="paragraph">
      <style:text-properties fo:language="en" fo:country="US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6" style:parent-style-name="TableContents" style:family="paragraph">
      <style:text-properties fo:language="en" fo:country="US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language="en" fo:country="US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language="en" fo:country="US"/>
    </style:style>
    <style:style style:name="P561" style:parent-style-name="Textbody" style:family="paragraph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ableColumn572" style:family="table-column">
      <style:table-column-properties style:column-width="1.2125in" style:use-optimal-column-width="false"/>
    </style:style>
    <style:style style:name="TableColumn573" style:family="table-column">
      <style:table-column-properties style:column-width="1.2625in" style:use-optimal-column-width="false"/>
    </style:style>
    <style:style style:name="TableColumn574" style:family="table-column">
      <style:table-column-properties style:column-width="2.1118in" style:use-optimal-column-width="false"/>
    </style:style>
    <style:style style:name="TableColumn575" style:family="table-column">
      <style:table-column-properties style:column-width="2.1111in" style:use-optimal-column-width="false"/>
    </style:style>
    <style:style style:name="Table571" style:family="table">
      <style:table-properties style:width="6.6979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8" style:parent-style-name="TableContents" style:family="paragraph">
      <style:text-properties fo:language="en" fo:country="US"/>
    </style:style>
    <style:style style:name="TableCell5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0" style:parent-style-name="TableContents" style:family="paragraph">
      <style:text-properties fo:language="en" fo:country="US"/>
    </style:style>
    <style:style style:name="TableCell5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2" style:parent-style-name="TableContents" style:family="paragraph">
      <style:text-properties fo:language="en" fo:country="US"/>
    </style:style>
    <style:style style:name="TableCell583" style:family="table-cell">
      <style:table-cell-properties fo:border="0.0034in solid #000000" fo:padding-top="0.0381in" fo:padding-left="0.0381in" fo:padding-bottom="0.0381in" fo:padding-right="0.0381in"/>
    </style:style>
    <style:style style:name="P584" style:parent-style-name="TableContents" style:family="paragraph">
      <style:text-properties fo:language="en" fo:country="US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7" style:parent-style-name="TableContents" style:family="paragraph">
      <style:text-properties fo:language="en" fo:country="US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9" style:parent-style-name="TableContents" style:family="paragraph">
      <style:text-properties fo:language="en" fo:country="US"/>
    </style:style>
    <style:style style:name="TableCell5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1" style:parent-style-name="TableContents" style:family="paragraph">
      <style:text-properties fo:language="en" fo:country="US"/>
    </style:style>
    <style:style style:name="TableCell5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3" style:parent-style-name="TableContents" style:family="paragraph">
      <style:text-properties fo:language="en" fo:country="US"/>
    </style:style>
    <style:style style:name="P594" style:parent-style-name="Textbody" style:family="paragraph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ableColumn605" style:family="table-column">
      <style:table-column-properties style:column-width="0.7437in" style:use-optimal-column-width="false"/>
    </style:style>
    <style:style style:name="TableColumn606" style:family="table-column">
      <style:table-column-properties style:column-width="0.775in" style:use-optimal-column-width="false"/>
    </style:style>
    <style:style style:name="TableColumn607" style:family="table-column">
      <style:table-column-properties style:column-width="1.943in" style:use-optimal-column-width="false"/>
    </style:style>
    <style:style style:name="TableColumn608" style:family="table-column">
      <style:table-column-properties style:column-width="1.9416in" style:use-optimal-column-width="false"/>
    </style:style>
    <style:style style:name="TableColumn609" style:family="table-column">
      <style:table-column-properties style:column-width="1.2944in" style:use-optimal-column-width="false"/>
    </style:style>
    <style:style style:name="Table604" style:family="table">
      <style:table-properties style:width="6.6979in" fo:margin-left="0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2" style:parent-style-name="TableContents" style:family="paragraph">
      <style:text-properties fo:language="en" fo:country="US"/>
    </style:style>
    <style:style style:name="TableCell6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text-properties fo:language="en" fo:country="US"/>
    </style:style>
    <style:style style:name="TableCell6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fo:language="en" fo:country="US"/>
    </style:style>
    <style:style style:name="TableCell6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text-properties fo:language="en" fo:country="US"/>
    </style:style>
    <style:style style:name="TableCell619" style:family="table-cell">
      <style:table-cell-properties fo:border="0.0034in solid #000000" fo:padding-top="0.0381in" fo:padding-left="0.0381in" fo:padding-bottom="0.0381in" fo:padding-right="0.0381in"/>
    </style:style>
    <style:style style:name="P620" style:parent-style-name="TableContents" style:family="paragraph">
      <style:text-properties fo:language="en" fo:country="US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3" style:parent-style-name="TableContents" style:family="paragraph">
      <style:text-properties fo:language="en" fo:country="US"/>
    </style:style>
    <style:style style:name="TableCell6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5" style:parent-style-name="TableContents" style:family="paragraph">
      <style:text-properties fo:language="en" fo:country="US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text-properties fo:language="en" fo:country="US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9" style:parent-style-name="TableContents" style:family="paragraph">
      <style:text-properties fo:language="en" fo:country="US"/>
    </style:style>
    <style:style style:name="TableCell6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1" style:parent-style-name="TableContents" style:family="paragraph">
      <style:text-properties fo:language="en" fo:country="US"/>
    </style:style>
    <style:style style:name="P632" style:parent-style-name="Textbody" style:family="paragraph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font-style="normal" style:font-style-asian="normal" style:font-style-complex="normal"/>
    </style:style>
    <style:style style:name="T644" style:parent-style-name="Основнойшрифтабзаца" style:family="text">
      <style:text-properties fo:font-style="normal" style:font-style-asian="normal" style:font-style-complex="normal" fo:language="en" fo:country="US"/>
    </style:style>
    <style:style style:name="T645" style:parent-style-name="Основнойшрифтабзаца" style:family="text">
      <style:text-properties fo:font-style="normal" style:font-style-asian="normal" style:font-style-complex="normal"/>
    </style:style>
    <style:style style:name="P646" style:parent-style-name="Textbody" style:family="paragraph">
      <style:text-properties fo:font-style="italic" style:font-style-asian="italic" style:font-style-complex="italic"/>
    </style:style>
    <style:style style:name="TableColumn648" style:family="table-column">
      <style:table-column-properties style:column-width="1.375in" style:use-optimal-column-width="false"/>
    </style:style>
    <style:style style:name="TableColumn649" style:family="table-column">
      <style:table-column-properties style:column-width="1.5416in" style:use-optimal-column-width="false"/>
    </style:style>
    <style:style style:name="TableColumn650" style:family="table-column">
      <style:table-column-properties style:column-width="3.7812in" style:use-optimal-column-width="false"/>
    </style:style>
    <style:style style:name="Table647" style:family="table">
      <style:table-properties style:width="6.6979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6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654" style:family="table-cell">
      <style:table-cell-properties fo:border="0.0034in solid #000000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</style:style>
    <style:style style:name="TableCell6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9" style:parent-style-name="TableContents" style:family="paragraph">
      <style:text-properties fo:language="en" fo:country="US"/>
    </style:style>
    <style:style style:name="TableCell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5" style:parent-style-name="TableContents" style:family="paragraph">
      <style:text-properties fo:language="en" fo:country="US"/>
    </style:style>
    <style:style style:name="TableCell6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1" style:parent-style-name="TableContents" style:family="paragraph">
      <style:text-properties fo:language="en" fo:country="US"/>
    </style:style>
    <style:style style:name="TableCell6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73" style:parent-style-name="Основнойшрифтабзаца" style:family="text">
      <style:text-properties fo:language="en" fo:country="US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TableCell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8" style:parent-style-name="TableContents" style:family="paragraph">
      <style:text-properties fo:language="en" fo:country="US"/>
    </style:style>
    <style:style style:name="TableCell6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fo:language="en" fo:country="US"/>
    </style:style>
    <style:style style:name="TableCell6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4" style:parent-style-name="TableContents" style:family="paragraph">
      <style:text-properties fo:language="en" fo:country="US"/>
    </style:style>
    <style:style style:name="TableCell6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fo:language="en" fo:country="US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0" style:parent-style-name="TableContents" style:family="paragraph">
      <style:text-properties fo:language="en" fo:country="US"/>
    </style:style>
    <style:style style:name="TableCell6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92" style:parent-style-name="Основнойшрифтабзаца" style:family="text">
      <style:text-properties fo:font-style="normal" style:font-style-asian="normal" fo:language="en" fo:country="US"/>
    </style:style>
    <style:style style:name="T693" style:parent-style-name="Основнойшрифтабзаца" style:family="text">
      <style:text-properties fo:font-style="normal" style:font-style-asian="normal"/>
    </style:style>
    <style:style style:name="P694" style:parent-style-name="Textbody" style:family="paragraph">
      <style:text-properties fo:font-weight="bold" style:font-weight-asian="bold" style:font-weight-complex="bold"/>
    </style:style>
    <style:style style:name="P695" style:parent-style-name="Textbody" style:family="paragraph">
      <style:paragraph-properties fo:break-before="page"/>
    </style:style>
    <style:style style:name="P696" style:parent-style-name="Textbody" style:family="paragraph">
      <style:text-properties fo:font-weight="bold" style:font-weight-asian="bold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P702" style:parent-style-name="Textbody" style:family="paragraph"/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P710" style:parent-style-name="Textbody" style:family="paragraph">
      <style:paragraph-properties fo:text-indent="0in"/>
    </style:style>
    <style:style style:name="P711" style:parent-style-name="Textbody" style:family="paragraph">
      <style:paragraph-properties fo:text-indent="0in"/>
    </style:style>
    <style:style style:name="T712" style:parent-style-name="Основнойшрифтабзаца" style:family="text">
      <style:text-properties fo:language="en" fo:country="US"/>
    </style:style>
    <style:style style:name="P713" style:parent-style-name="Textbody" style:family="paragraph">
      <style:paragraph-properties fo:text-indent="0.4923in"/>
    </style:style>
    <style:style style:name="P714" style:parent-style-name="Textbody" style:family="paragraph">
      <style:paragraph-properties fo:text-indent="0.4923in"/>
    </style:style>
    <style:style style:name="T715" style:parent-style-name="Основнойшрифтабзаца" style:family="text">
      <style:text-properties fo:language="en" fo:country="US"/>
    </style:style>
    <style:style style:name="P716" style:parent-style-name="Textbody" style:family="paragraph">
      <style:paragraph-properties fo:margin-left="0.4861in" fo:text-indent="0in">
        <style:tab-stops/>
      </style:paragraph-properties>
    </style:style>
    <style:style style:name="P717" style:parent-style-name="Textbody" style:family="paragraph">
      <style:paragraph-properties fo:margin-left="0.4861in" fo:text-indent="0in">
        <style:tab-stops/>
      </style:paragraph-properties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T723" style:parent-style-name="Основнойшрифтабзаца" style:family="text">
      <style:text-properties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P725" style:parent-style-name="Textbody" style:family="paragraph">
      <style:paragraph-properties fo:margin-left="0.4861in" fo:text-indent="0in">
        <style:tab-stops/>
      </style:paragraph-properties>
    </style:style>
    <style:style style:name="P726" style:parent-style-name="Textbody" style:family="paragraph">
      <style:paragraph-properties fo:margin-left="0.4861in" fo:text-indent="0in">
        <style:tab-stops/>
      </style:paragraph-properties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fo:language="en" fo:country="US"/>
    </style:style>
  </office:automatic-styles>
  <office:body>
    <office:text text:use-soft-page-breaks="true">
      <text:h text:style-name="P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P2" text:outline-level="1"><text:bookmark-start text:name="__RefHeading__140_232730217"/><text:span text:style-name="T3">Система<text:s/></text:span><text:span text:style-name="T4">Delta-3</text:span><text:bookmark-end text:name="__RefHeading__140_232730217"/></text:h>
      <text:p text:style-name="P5">Спецификация протоколов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Оглавление</text:p>
          <text:p text:style-name="Contents1"><text:a xlink:href="#__RefHeading__140_232730217" office:target-frame-name="_top" xlink:show="replace">Система Delta-3<text:tab/>1</text:a></text:p>
          <text:p text:style-name="Contents1"><text:a xlink:href="#__RefHeading__142_232730217" office:target-frame-name="_top" xlink:show="replace">Протоколы системы Delta-3<text:tab/>3</text:a></text:p>
          <text:p text:style-name="Contents2"><text:a xlink:href="#__RefHeading__144_232730217" office:target-frame-name="_top" xlink:show="replace">Протокол первого уровня Cspyp1 v. 2<text:tab/>3</text:a></text:p>
          <text:p text:style-name="Contents3"><text:a xlink:href="#__RefHeading__146_232730217" office:target-frame-name="_top" xlink:show="replace">Пакет авторизации клиента<text:tab/>4</text:a></text:p>
          <text:p text:style-name="Contents3"><text:a xlink:href="#__RefHeading__148_232730217" office:target-frame-name="_top" xlink:show="replace">Пакет авторизации администратора<text:tab/>4</text:a></text:p>
          <text:p text:style-name="Contents3"><text:a xlink:href="#__RefHeading__150_232730217" office:target-frame-name="_top" xlink:show="replace">Пакет запроса списка клиентов<text:tab/>5</text:a></text:p>
          <text:p text:style-name="Contents3"><text:a xlink:href="#__RefHeading__152_232730217" office:target-frame-name="_top" xlink:show="replace">Пакет проверки соединения «пинг»<text:tab/>5</text:a></text:p>
          <text:p text:style-name="Contents3"><text:a xlink:href="#__RefHeading__154_232730217" office:target-frame-name="_top" xlink:show="replace">Пакет передачи списка клиентов<text:tab/>5</text:a></text:p>
          <text:p text:style-name="Contents3"><text:a xlink:href="#__RefHeading__156_232730217" office:target-frame-name="_top" xlink:show="replace">Пакет передачи информации<text:tab/>6</text:a></text:p>
          <text:p text:style-name="Contents3"><text:a xlink:href="#__RefHeading__158_232730217" office:target-frame-name="_top" xlink:show="replace">Пакет отключения клиента<text:tab/>6</text:a></text:p>
        </text:index-body>
      </text:table-of-content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p text:style-name="Textbody"/>
      <text:p text:style-name="Textbody"/>
      <text:h text:style-name="Заголовок1" text:outline-level="1"><text:bookmark-start text:name="__RefHeading__142_232730217"/>Протоколы системы<text:s/><text:span text:style-name="T20">Delta</text:span>-3<text:bookmark-end text:name="__RefHeading__142_232730217"/></text:h>
      <text:p text:style-name="Textbody">Протокол первого уровня (<text:span text:style-name="T21">C</text:span><text:span text:style-name="T22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body">Протокол второго уровня (<text:span text:style-name="T23">C</text:span><text:span text:style-name="T2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<text:s/>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body"/>
      <text:p text:style-name="Textbody"/>
      <text:h text:style-name="Заголовок2" text:outline-level="2"><text:bookmark-start text:name="__RefHeading__144_232730217"/><text:soft-page-break/>Протокол первого уровня<text:s/><text:span text:style-name="T25">Cspyp</text:span>1<text:s/><text:span text:style-name="T26">v</text:span>. 2<text:bookmark-end text:name="__RefHeading__144_232730217"/></text:h>
      <text:p text:style-name="Textbody">В данный момент актуальной версией протокола<text:s/><text:span text:style-name="T27">Cspyp</text:span>1 является версия 2. Протокол<text:s/><text:span text:style-name="T28">Cspyp</text:span>1 является бинарным протоколом, т. е. при работе с ним необходимо оперировать байтами.</text:p>
      <text:p text:style-name="Textbody"><text:span text:style-name="T29">Список констант протокола<text:s/></text:span><text:span text:style-name="T30">Cspyp</text:span><text:span text:style-name="T31">1<text:s/></text:span><text:span text:style-name="T32">v</text:span><text:span text:style-name="T33">2:</text:span></text:p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Константа</text:p>
          </table:table-cell>
          <table:table-cell table:style-name="TableCell42">
            <text:p text:style-name="P43">Значение</text:p>
          </table:table-cell>
          <table:table-cell table:style-name="TableCell44">
            <text:p text:style-name="P45">Комментарий</text:p>
          </table:table-cell>
        </table:table-row>
        <table:table-row table:style-name="TableRow46">
          <table:table-cell table:style-name="TableCell47">
            <text:p text:style-name="P48">Protocol ID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TableContents">Идентификатор протокола<text:s/><text:span text:style-name="T52">Cspyp1</text:span></text:p>
          </table:table-cell>
        </table:table-row>
        <table:table-row table:style-name="TableRow53">
          <table:table-cell table:style-name="TableCell54">
            <text:p text:style-name="P55">Protocol version</text:p>
          </table:table-cell>
          <table:table-cell table:style-name="TableCell56">
            <text:p text:style-name="P57">2</text:p>
          </table:table-cell>
          <table:table-cell table:style-name="TableCell58">
            <text:p text:style-name="TableContents">Текущая версия протокола<text:s/><text:span text:style-name="T59">Cspyp1</text:span></text:p>
          </table:table-cell>
        </table:table-row>
        <table:table-row table:style-name="TableRow60">
          <table:table-cell table:style-name="TableCell61">
            <text:p text:style-name="P62">Command ID (auth)</text:p>
          </table:table-cell>
          <table:table-cell table:style-name="TableCell63">
            <text:p text:style-name="P64">1</text:p>
          </table:table-cell>
          <table:table-cell table:style-name="TableCell65">
            <text:p text:style-name="TableContents">Команда авторизации клиентов</text:p>
          </table:table-cell>
        </table:table-row>
        <table:table-row table:style-name="TableRow66">
          <table:table-cell table:style-name="TableCell67">
            <text:p text:style-name="P68">Command ID (adm)</text:p>
          </table:table-cell>
          <table:table-cell table:style-name="TableCell69">
            <text:p text:style-name="P70">2</text:p>
          </table:table-cell>
          <table:table-cell table:style-name="TableCell71">
            <text:p text:style-name="TableContents">Команда авторизации администратора</text:p>
          </table:table-cell>
        </table:table-row>
        <table:table-row table:style-name="TableRow72">
          <table:table-cell table:style-name="TableCell73">
            <text:p text:style-name="P74">Command ID (list)</text:p>
          </table:table-cell>
          <table:table-cell table:style-name="TableCell75">
            <text:p text:style-name="P76">3</text:p>
          </table:table-cell>
          <table:table-cell table:style-name="TableCell77">
            <text:p text:style-name="TableContents">Команда запроса списка клиентов</text:p>
          </table:table-cell>
        </table:table-row>
        <table:table-row table:style-name="TableRow78">
          <table:table-cell table:style-name="TableCell79">
            <text:p text:style-name="P80">Command ID (ping)</text:p>
          </table:table-cell>
          <table:table-cell table:style-name="TableCell81">
            <text:p text:style-name="P82">4</text:p>
          </table:table-cell>
          <table:table-cell table:style-name="TableCell83">
            <text:p text:style-name="TableContents">Команда проверки соединения «пинг»</text:p>
          </table:table-cell>
        </table:table-row>
        <table:table-row table:style-name="TableRow84">
          <table:table-cell table:style-name="TableCell85">
            <text:p text:style-name="P86">Command ID (rlist)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TableContents">Команда<text:s/>передачи списка клиентов</text:p>
          </table:table-cell>
        </table:table-row>
        <table:table-row table:style-name="TableRow90">
          <table:table-cell table:style-name="TableCell91">
            <text:p text:style-name="P92">Command ID (transmit)</text:p>
          </table:table-cell>
          <table:table-cell table:style-name="TableCell93">
            <text:p text:style-name="P94">6</text:p>
          </table:table-cell>
          <table:table-cell table:style-name="TableCell95">
            <text:p text:style-name="TableContents">Команда передачи информации</text:p>
          </table:table-cell>
        </table:table-row>
        <table:table-row table:style-name="TableRow96">
          <table:table-cell table:style-name="TableCell97">
            <text:p text:style-name="P98">Command ID (disconnect)</text:p>
          </table:table-cell>
          <table:table-cell table:style-name="TableCell99">
            <text:p text:style-name="P100">7</text:p>
          </table:table-cell>
          <table:table-cell table:style-name="TableCell101">
            <text:p text:style-name="TableContents">Команда отключения клиента</text:p>
          </table:table-cell>
        </table:table-row>
      </table:table>
      <text:p text:style-name="P102"/>
      <text:p text:style-name="P103">Список команд, посылаемых клиентом серверу:</text:p>
      <text:list text:style-name="LFO1" text:continue-numbering="true">
        <text:list-item>
          <text:p text:style-name="P104">Команда авторизации клиента</text:p>
        </text:list-item>
        <text:list-item>
          <text:p text:style-name="P105">Команда передачи информации</text:p>
        </text:list-item>
        <text:list-item>
          <text:p text:style-name="P106">Команда ответа на пинг</text:p>
        </text:list-item>
        <text:list-item>
          <text:p text:style-name="P107">Команда отключения</text:p>
        </text:list-item>
      </text:list>
      <text:p text:style-name="Textbody"/>
      <text:p text:style-name="P108">Список команд, посылаемых администратором серверу:</text:p>
      <text:list text:style-name="LFO2" text:continue-numbering="true">
        <text:list-item>
          <text:p text:style-name="P109">Команда авторизации администратора</text:p>
        </text:list-item>
        <text:list-item>
          <text:p text:style-name="P110">Команда передачии информации</text:p>
        </text:list-item>
        <text:list-item>
          <text:p text:style-name="P111">Команда запроса списка клиентов</text:p>
        </text:list-item>
        <text:list-item>
          <text:p text:style-name="P112">Команда ответа на пинг</text:p>
        </text:list-item>
        <text:list-item>
          <text:p text:style-name="P113">Команда отключения</text:p>
        </text:list-item>
      </text:list>
      <text:p text:style-name="Textbody"/>
      <text:p text:style-name="P114">Список команд, посылаемых администратором<text:s/>клиенту:</text:p>
      <text:list text:style-name="LFO3" text:continue-numbering="true">
        <text:list-item>
          <text:p text:style-name="P115">Команда передачи информации</text:p>
        </text:list-item>
        <text:list-item>
          <text:p text:style-name="P116">Команда пинг (проверка соединения)</text:p>
        </text:list-item>
      </text:list>
      <text:p text:style-name="Textbody"/>
      <text:p text:style-name="P117">Список команд, посылаемых администратором серверу:</text:p>
      <text:list text:style-name="LFO4" text:continue-numbering="true">
        <text:list-item>
          <text:p text:style-name="P118">Команда передачи списка клиентов</text:p>
        </text:list-item>
        <text:list-item>
          <text:p text:style-name="P119">Команда передачи информации</text:p>
        </text:list-item>
        <text:list-item>
          <text:p text:style-name="P120">Команда пинг (проверка соединения)</text:p>
        </text:list-item>
      </text:list>
      <text:p text:style-name="Textbody"/>
      <text:p text:style-name="Textbody"/>
      <text:p text:style-name="Textbody"><text:span text:style-name="T121">Описание команд, входящих в состав</text:span><text:span text:style-name="T122"><text:s/>протокола<text:s/></text:span><text:span text:style-name="T123">Cspyp</text:span><text:span text:style-name="T124">1<text:s/></text:span><text:span text:style-name="T125">v</text:span><text:span text:style-name="T126">2:</text:span></text:p>
      <text:h text:style-name="Заголовок3" text:outline-level="3"><text:bookmark-start text:name="__RefHeading__146_232730217"/>Пакет авторизации клиента<text:bookmark-end text:name="__RefHeading__146_232730217"/></text:h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Protocol ID</text:p>
          </table:table-cell>
          <table:table-cell table:style-name="TableCell135">
            <text:p text:style-name="P136">Protocol version</text:p>
          </table:table-cell>
          <table:table-cell table:style-name="TableCell137">
            <text:p text:style-name="P138">Command ID (auth)</text:p>
          </table:table-cell>
          <table:table-cell table:style-name="TableCell139">
            <text:p text:style-name="P140">Client hash</text:p>
          </table:table-cell>
        </table:table-row>
        <table:table-row table:style-name="TableRow141">
          <table:table-cell table:style-name="TableCell142">
            <text:p text:style-name="P143">1 byte</text:p>
          </table:table-cell>
          <table:table-cell table:style-name="TableCell144">
            <text:p text:style-name="P145">1 byte</text:p>
          </table:table-cell>
          <table:table-cell table:style-name="TableCell146">
            <text:p text:style-name="P147">1 byte</text:p>
          </table:table-cell>
          <table:table-cell table:style-name="TableCell148">
            <text:p text:style-name="TableContents">16<text:span text:style-name="T149"><text:s/>byte</text:span></text:p>
          </table:table-cell>
        </table:table-row>
      </table:table>
      <text:p text:style-name="P150"/>
      <text:p text:style-name="Textbody"><text:span text:style-name="T151">Protocol</text:span><text:s/><text:span text:style-name="T152">ID</text:span><text:s/>– идентификатор протокола<text:s/><text:span text:style-name="T153">Cspyp</text:span>1;</text:p>
      <text:p text:style-name="Textbody"><text:span text:style-name="T154">Protocol</text:span><text:s/><text:span text:style-name="T155">version</text:span><text:s/>– текущая версия протокола<text:s/><text:span text:style-name="T156">Cspyp</text:span>1;</text:p>
      <text:p text:style-name="Textbody"><text:span text:style-name="T157">Command</text:span><text:s/><text:span text:style-name="T158">ID</text:span><text:s/>(<text:span text:style-name="T159">auth</text:span>) –<text:s/>идентификатор команды авторизации клиента;</text:p>
      <text:p text:style-name="Textbody"><text:span text:style-name="T160">Client</text:span><text:s/><text:span text:style-name="T161">hash</text:span><text:s/>– 16 байтный хеш клиента</text:p>
      <text:p text:style-name="Textbody"/>
      <text:p text:style-name="Textbody"/>
      <text:h text:style-name="Заголовок3" text:outline-level="3"><text:bookmark-start text:name="__RefHeading__148_232730217"/>Пакет авторизации администратора<text:bookmark-end text:name="__RefHeading__148_232730217"/></text:h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Protocol ID</text:p>
          </table:table-cell>
          <table:table-cell table:style-name="TableCell171">
            <text:p text:style-name="P172">Protocol version</text:p>
          </table:table-cell>
          <table:table-cell table:style-name="TableCell173">
            <text:p text:style-name="TableContents"><text:span text:style-name="T174">Command ID<text:s/></text:span>(<text:span text:style-name="T175">adm</text:span>)</text:p>
          </table:table-cell>
          <table:table-cell table:style-name="TableCell176">
            <text:p text:style-name="P177">Admin login</text:p>
          </table:table-cell>
          <table:table-cell table:style-name="TableCell178">
            <text:p text:style-name="P179">Admin password</text:p>
          </table:table-cell>
        </table:table-row>
        <table:table-row table:style-name="TableRow180">
          <table:table-cell table:style-name="TableCell181">
            <text:p text:style-name="P182">1 byte</text:p>
          </table:table-cell>
          <table:table-cell table:style-name="TableCell183">
            <text:p text:style-name="P184">1 byte</text:p>
          </table:table-cell>
          <table:table-cell table:style-name="TableCell185">
            <text:p text:style-name="P186">1 byte</text:p>
          </table:table-cell>
          <table:table-cell table:style-name="TableCell187">
            <text:p text:style-name="P188">22 byte</text:p>
          </table:table-cell>
          <table:table-cell table:style-name="TableCell189">
            <text:p text:style-name="P190">22 byte</text:p>
          </table:table-cell>
        </table:table-row>
      </table:table>
      <text:p text:style-name="P191"/>
      <text:p text:style-name="Textbody"><text:span text:style-name="T192">Protocol</text:span><text:s/><text:span text:style-name="T193">ID</text:span><text:s/>– идентификатор<text:s/>протокола<text:s/><text:span text:style-name="T194">Cspyp</text:span>1;</text:p>
      <text:p text:style-name="Textbody"><text:span text:style-name="T195">Protocol</text:span><text:s/><text:span text:style-name="T196">version</text:span><text:s/>– текущая версия протокола<text:s/><text:span text:style-name="T197">Cspyp</text:span>1;</text:p>
      <text:p text:style-name="Textbody"><text:span text:style-name="T198">Command</text:span><text:s/><text:span text:style-name="T199">ID</text:span><text:s/>(<text:span text:style-name="T200">adm</text:span>) – идентификатор команды авторизации администратора;</text:p>
      <text:p text:style-name="Textbody"><text:span text:style-name="T201">Admin</text:span><text:s/><text:span text:style-name="T202">login</text:span><text:s/>— логин администратора в виде «<text:span text:style-name="T203">Null</text:span><text:s/><text:span text:style-name="T204">terminated</text:span><text:s/><text:span text:style-name="T205">string</text:span>»</text:p>
      <text:p text:style-name="Textbody">Admin<text:s/><text:span text:style-name="T206">password</text:span><text:s/>— пароль администратора в виде<text:s/>«Null terminated string»</text:p>
      <text:p text:style-name="Textbody"/>
      <text:h text:style-name="Заголовок3" text:outline-level="3"><text:bookmark-start text:name="__RefHeading__150_232730217"/>Пакет запроса списка клиентов<text:bookmark-end text:name="__RefHeading__150_232730217"/></text:h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Protocol ID</text:p>
          </table:table-cell>
          <table:table-cell table:style-name="TableCell214">
            <text:p text:style-name="P215">Protocol version</text:p>
          </table:table-cell>
          <table:table-cell table:style-name="TableCell216">
            <text:p text:style-name="P217">Command ID (list)</text:p>
          </table:table-cell>
        </table:table-row>
        <table:table-row table:style-name="TableRow218">
          <table:table-cell table:style-name="TableCell219">
            <text:p text:style-name="P220">1 byte</text:p>
          </table:table-cell>
          <table:table-cell table:style-name="TableCell221">
            <text:p text:style-name="P222">1 byte</text:p>
          </table:table-cell>
          <table:table-cell table:style-name="TableCell223">
            <text:p text:style-name="P224">1 byte</text:p>
          </table:table-cell>
        </table:table-row>
      </table:table>
      <text:p text:style-name="P225"/>
      <text:p text:style-name="Textbody"><text:span text:style-name="T226">Protocol</text:span><text:s/><text:span text:style-name="T227">ID</text:span><text:s/>– идентификатор протокола<text:s/><text:span text:style-name="T228">Cspyp</text:span>1;</text:p>
      <text:p text:style-name="Textbody"><text:span text:style-name="T229">Protocol</text:span><text:s/><text:span text:style-name="T230">version</text:span><text:s/>– текущая версия протокола<text:s/><text:span text:style-name="T231">Cspyp</text:span>1;</text:p>
      <text:p text:style-name="Textbody">Command ID (l<text:span text:style-name="T232">ist</text:span>) –<text:s/>идентификатор команды запроса списка клиентов;</text:p>
      <text:p text:style-name="Textbody"/>
      <text:p text:style-name="Textbody"/>
      <text:h text:style-name="Заголовок3" text:outline-level="3"><text:bookmark-start text:name="__RefHeading__152_232730217"/>Пакет проверки соединения «пинг»<text:bookmark-end text:name="__RefHeading__152_232730217"/></text:h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Protocol ID</text:p>
          </table:table-cell>
          <table:table-cell table:style-name="TableCell240">
            <text:p text:style-name="P241">Protocol version</text:p>
          </table:table-cell>
          <table:table-cell table:style-name="TableCell242">
            <text:p text:style-name="P243">Command ID (ping)</text:p>
          </table:table-cell>
        </table:table-row>
        <table:table-row table:style-name="TableRow244">
          <table:table-cell table:style-name="TableCell245">
            <text:p text:style-name="P246">1 byte</text:p>
          </table:table-cell>
          <table:table-cell table:style-name="TableCell247">
            <text:p text:style-name="P248">1 byte</text:p>
          </table:table-cell>
          <table:table-cell table:style-name="TableCell249">
            <text:p text:style-name="P250">1 byte</text:p>
          </table:table-cell>
        </table:table-row>
      </table:table>
      <text:p text:style-name="P251"/>
      <text:soft-page-break/>
      <text:p text:style-name="Textbody"><text:span text:style-name="T252">Protocol</text:span><text:s/><text:span text:style-name="T253">ID</text:span><text:s/>– идентификатор протокола<text:s/><text:span text:style-name="T254">Cspyp</text:span>1;</text:p>
      <text:p text:style-name="Textbody"><text:span text:style-name="T255">Protocol</text:span><text:s/><text:span text:style-name="T256">version</text:span><text:s/>– текущая версия протокола<text:s/><text:span text:style-name="T257">Cspyp</text:span>1;</text:p>
      <text:p text:style-name="Textbody">Command ID (l<text:span text:style-name="T258">ist</text:span>) – идентификатор команды проверки соединения<text:s/><text:span text:style-name="T259">ping</text:span>;</text:p>
      <text:p text:style-name="Textbody"/>
      <text:p text:style-name="Textbody"/>
      <text:h text:style-name="Заголовок3" text:outline-level="3"><text:bookmark-start text:name="__RefHeading__154_232730217"/>Пакет передачи списка клиентов<text:bookmark-end text:name="__RefHeading__154_232730217"/></text:h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Protocol ID</text:p>
          </table:table-cell>
          <table:table-cell table:style-name="TableCell269">
            <text:p text:style-name="P270">Protocol version</text:p>
          </table:table-cell>
          <table:table-cell table:style-name="TableCell271">
            <text:p text:style-name="P272">Command ID (rlist)</text:p>
          </table:table-cell>
          <table:table-cell table:style-name="TableCell273">
            <text:p text:style-name="P274">Number of clients</text:p>
          </table:table-cell>
          <table:table-cell table:style-name="TableCell275">
            <text:p text:style-name="P276">Client info array</text:p>
          </table:table-cell>
        </table:table-row>
        <table:table-row table:style-name="TableRow277">
          <table:table-cell table:style-name="TableCell278">
            <text:p text:style-name="P279">1 byte</text:p>
          </table:table-cell>
          <table:table-cell table:style-name="TableCell280">
            <text:p text:style-name="P281">1 byte</text:p>
          </table:table-cell>
          <table:table-cell table:style-name="TableCell282">
            <text:p text:style-name="P283">1 byte</text:p>
          </table:table-cell>
          <table:table-cell table:style-name="TableCell284">
            <text:p text:style-name="P285">2 bytes</text:p>
          </table:table-cell>
          <table:table-cell table:style-name="TableCell286">
            <text:p text:style-name="P287">Array of 18 bytes structs</text:p>
          </table:table-cell>
        </table:table-row>
      </table:table>
      <text:p text:style-name="P288"/>
      <text:p text:style-name="Textbody"><text:span text:style-name="T289">Protocol</text:span><text:s/><text:span text:style-name="T290">ID</text:span><text:s/>–<text:s/>идентификатор протокола<text:s/><text:span text:style-name="T291">Cspyp</text:span>1;</text:p>
      <text:p text:style-name="Textbody"><text:span text:style-name="T292">Protocol</text:span><text:s/><text:span text:style-name="T293">version</text:span><text:s/>– текущая версия протокола<text:s/><text:span text:style-name="T294">Cspyp</text:span>1;</text:p>
      <text:p text:style-name="Textbody">Command ID (<text:span text:style-name="T295">r</text:span>list) – идентификатор команды передачи списка клиентов;</text:p>
      <text:p text:style-name="Textbody"><text:span text:style-name="T296">Number</text:span><text:s/><text:span text:style-name="T297">of</text:span><text:s/><text:span text:style-name="T298">clients</text:span><text:s/>– количество клиентов</text:p>
      <text:p text:style-name="Textbody"><text:span text:style-name="T299">Client</text:span><text:s/><text:span text:style-name="T300">info</text:span><text:s/><text:span text:style-name="T301">array</text:span><text:s/>– массив структур с информацией о клиенте.</text:p>
      <text:p text:style-name="Textbody">Структура<text:s/><text:span text:style-name="T302">Client</text:span><text:s/><text:span text:style-name="T303">info</text:span><text:s/>имеет следующий вид:</text:p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Client ID</text:p>
          </table:table-cell>
          <table:table-cell table:style-name="TableCell310">
            <text:p text:style-name="P311">Client hash</text:p>
          </table:table-cell>
        </table:table-row>
        <table:table-row table:style-name="TableRow312">
          <table:table-cell table:style-name="TableCell313">
            <text:p text:style-name="TableContents">2<text:s/><text:span text:style-name="T314">bytes</text:span></text:p>
          </table:table-cell>
          <table:table-cell table:style-name="TableCell315">
            <text:p text:style-name="P316">16 bytes</text:p>
          </table:table-cell>
        </table:table-row>
      </table:table>
      <text:p text:style-name="Textbody"/>
      <text:p text:style-name="Textbody"><text:span text:style-name="T317">Client</text:span><text:s/><text:span text:style-name="T318">ID</text:span><text:s/>– идентификатор клиента (соответствует идентификатору клиентского сокета на сервере)</text:p>
      <text:p text:style-name="Textbody"><text:span text:style-name="T319">Client</text:span><text:s/><text:span text:style-name="T320">hash</text:span><text:s/>– 16 байтный хеш клиента</text:p>
      <text:p text:style-name="Textbody"/>
      <text:p text:style-name="Textbody"/>
      <text:p text:style-name="Textbody"/>
      <text:h text:style-name="Заголовок3" text:outline-level="3"><text:bookmark-start text:name="__RefHeading__156_232730217"/>Пакет передачи информации<text:bookmark-end text:name="__RefHeading__156_232730217"/></text:h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Protocol ID</text:p>
          </table:table-cell>
          <table:table-cell table:style-name="TableCell331">
            <text:p text:style-name="P332">Protocol version</text:p>
          </table:table-cell>
          <table:table-cell table:style-name="TableCell333">
            <text:p text:style-name="P334">Command ID (transmit)</text:p>
          </table:table-cell>
          <table:table-cell table:style-name="TableCell335">
            <text:p text:style-name="P336">Client ID</text:p>
          </table:table-cell>
          <table:table-cell table:style-name="TableCell337">
            <text:p text:style-name="P338">Data size</text:p>
          </table:table-cell>
          <table:table-cell table:style-name="TableCell339">
            <text:p text:style-name="P340">Data</text:p>
          </table:table-cell>
        </table:table-row>
        <table:table-row table:style-name="TableRow341">
          <table:table-cell table:style-name="TableCell342">
            <text:p text:style-name="P343">1 byte</text:p>
          </table:table-cell>
          <table:table-cell table:style-name="TableCell344">
            <text:p text:style-name="P345">1 byte</text:p>
          </table:table-cell>
          <table:table-cell table:style-name="TableCell346">
            <text:p text:style-name="P347">1 byte</text:p>
          </table:table-cell>
          <table:table-cell table:style-name="TableCell348">
            <text:p text:style-name="P349">2 bytes</text:p>
          </table:table-cell>
          <table:table-cell table:style-name="TableCell350">
            <text:p text:style-name="P351">4 bytes</text:p>
          </table:table-cell>
          <table:table-cell table:style-name="TableCell352">
            <text:p text:style-name="P353"><text:s/>… bytes</text:p>
          </table:table-cell>
        </table:table-row>
      </table:table>
      <text:p text:style-name="P354"/>
      <text:p text:style-name="Textbody"><text:span text:style-name="T355">Protocol</text:span><text:s/><text:span text:style-name="T356">ID</text:span><text:s/>– идентификатор протокола<text:s/><text:span text:style-name="T357">Cspyp</text:span>1;</text:p>
      <text:p text:style-name="Textbody"><text:span text:style-name="T358">Protocol</text:span><text:s/><text:span text:style-name="T359">version</text:span><text:s/>– текущая версия протокола<text:s/><text:span text:style-name="T360">Cspyp</text:span>1;</text:p>
      <text:p text:style-name="Textbody">Command ID (r<text:span text:style-name="T361">eceive</text:span>) – идентификатор команды<text:s/>передачи информации;</text:p>
      <text:p text:style-name="Textbody"><text:span text:style-name="T362">Client</text:span><text:s/><text:span text:style-name="T363">ID</text:span><text:s/>– идентификатор клиента</text:p>
      <text:p text:style-name="Textbody"><text:span text:style-name="T364">Data</text:span><text:s/><text:span text:style-name="T365">size</text:span><text:s/>– размер передаваемой информации</text:p>
      <text:p text:style-name="Textbody"><text:span text:style-name="T366">Data</text:span><text:s/>– передаваемая информация</text:p>
      <text:p text:style-name="Textbody"/>
      <text:h text:style-name="Заголовок3" text:outline-level="3"><text:bookmark-start text:name="__RefHeading__158_232730217"/>Пакет отключения клиента<text:bookmark-end text:name="__RefHeading__158_232730217"/></text:h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Protocol ID</text:p>
          </table:table-cell>
          <table:table-cell table:style-name="TableCell374">
            <text:p text:style-name="P375">Protocol version</text:p>
          </table:table-cell>
          <table:table-cell table:style-name="TableCell376">
            <text:p text:style-name="P377">Command ID (disconnect)</text:p>
          </table:table-cell>
        </table:table-row>
        <text:soft-page-break/>
        <table:table-row table:style-name="TableRow378">
          <table:table-cell table:style-name="TableCell379">
            <text:p text:style-name="P380">1 byte</text:p>
          </table:table-cell>
          <table:table-cell table:style-name="TableCell381">
            <text:p text:style-name="P382">1 byte</text:p>
          </table:table-cell>
          <table:table-cell table:style-name="TableCell383">
            <text:p text:style-name="P384">1 byte</text:p>
          </table:table-cell>
        </table:table-row>
      </table:table>
      <text:p text:style-name="P385"/>
      <text:p text:style-name="Textbody"><text:span text:style-name="T386">Protocol</text:span><text:s/><text:span text:style-name="T387">ID</text:span><text:s/>–<text:s/>идентификатор протокола<text:s/><text:span text:style-name="T388">Cspyp</text:span>1;</text:p>
      <text:p text:style-name="Textbody"><text:span text:style-name="T389">Protocol</text:span><text:s/><text:span text:style-name="T390">version</text:span><text:s/>– текущая версия протокола<text:s/><text:span text:style-name="T391">Cspyp</text:span>1;</text:p>
      <text:p text:style-name="Textbody">Command ID (<text:span text:style-name="T392">disconnect</text:span>) – идентификатор команды отключения;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Заголовок2" text:outline-level="2">Протокол второго уровня<text:s/><text:span text:style-name="T393">Cspyp</text:span>2<text:s/><text:span text:style-name="T394">v</text:span>. 2</text:h>
      <text:p text:style-name="Textbody">Протокол второго уровня<text:s/><text:span text:style-name="T395">Cspypv</text:span>2 является бинарным<text:s/>протоколом. Акутальная версия протокола второго урвня —<text:s/><text:span text:style-name="T396">v</text:span>2. Протокол<text:s/><text:span text:style-name="T397">Cspyp</text:span>2 предназначен для обмена информацией клиентом и администратором.</text:p>
      <text:p text:style-name="Textbody"/>
      <text:p text:style-name="Textbody"><text:span text:style-name="T398">Список констант протокола<text:s/></text:span><text:span text:style-name="T399">Cspyp</text:span><text:span text:style-name="T400">1<text:s/></text:span><text:span text:style-name="T401">v</text:span><text:span text:style-name="T402">2:</text:span></text:p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Константа</text:p>
          </table:table-cell>
          <table:table-cell table:style-name="TableCell411">
            <text:p text:style-name="P412">Значение</text:p>
          </table:table-cell>
          <table:table-cell table:style-name="TableCell413">
            <text:p text:style-name="P414">Комментарий</text:p>
          </table:table-cell>
        </table:table-row>
        <table:table-row table:style-name="TableRow415">
          <table:table-cell table:style-name="TableCell416">
            <text:p text:style-name="P417">Protocol ID</text:p>
          </table:table-cell>
          <table:table-cell table:style-name="TableCell418">
            <text:p text:style-name="P419">1</text:p>
          </table:table-cell>
          <table:table-cell table:style-name="TableCell420">
            <text:p text:style-name="TableContents">Идентификатор протокола<text:s/><text:span text:style-name="T421">Cspyp</text:span>2</text:p>
          </table:table-cell>
        </table:table-row>
        <table:table-row table:style-name="TableRow422">
          <table:table-cell table:style-name="TableCell423">
            <text:p text:style-name="P424">Protocol version</text:p>
          </table:table-cell>
          <table:table-cell table:style-name="TableCell425">
            <text:p text:style-name="P426">2</text:p>
          </table:table-cell>
          <table:table-cell table:style-name="TableCell427">
            <text:p text:style-name="TableContents">Текущая версия протокола<text:s/><text:span text:style-name="T428">Cspyp2</text:span></text:p>
          </table:table-cell>
        </table:table-row>
        <table:table-row table:style-name="TableRow429">
          <table:table-cell table:style-name="TableCell430">
            <text:p text:style-name="P431">Command ID (list)</text:p>
          </table:table-cell>
          <table:table-cell table:style-name="TableCell432">
            <text:p text:style-name="P433">1</text:p>
          </table:table-cell>
          <table:table-cell table:style-name="TableCell434">
            <text:p text:style-name="TableContents">Команда запроса списка режимов</text:p>
          </table:table-cell>
        </table:table-row>
        <table:table-row table:style-name="TableRow435">
          <table:table-cell table:style-name="TableCell436">
            <text:p text:style-name="P437">Command ID (modes)</text:p>
          </table:table-cell>
          <table:table-cell table:style-name="TableCell438">
            <text:p text:style-name="P439">2</text:p>
          </table:table-cell>
          <table:table-cell table:style-name="TableCell440">
            <text:p text:style-name="TableContents">Команда ответа списка режимов</text:p>
          </table:table-cell>
        </table:table-row>
        <table:table-row table:style-name="TableRow441">
          <table:table-cell table:style-name="TableCell442">
            <text:p text:style-name="P443">Command ID (activate)</text:p>
          </table:table-cell>
          <table:table-cell table:style-name="TableCell444">
            <text:p text:style-name="P445">3</text:p>
          </table:table-cell>
          <table:table-cell table:style-name="TableCell446">
            <text:p text:style-name="TableContents">Команда активации режима</text:p>
          </table:table-cell>
        </table:table-row>
        <table:table-row table:style-name="TableRow447">
          <table:table-cell table:style-name="TableCell448">
            <text:p text:style-name="P449">Command ID (deactivate)</text:p>
          </table:table-cell>
          <table:table-cell table:style-name="TableCell450">
            <text:p text:style-name="P451">4</text:p>
          </table:table-cell>
          <table:table-cell table:style-name="TableCell452">
            <text:p text:style-name="TableContents">Команда деактивации<text:s/>режима</text:p>
          </table:table-cell>
        </table:table-row>
        <table:table-row table:style-name="TableRow453">
          <table:table-cell table:style-name="TableCell454">
            <text:p text:style-name="P455">Command ID (transmit)</text:p>
          </table:table-cell>
          <table:table-cell table:style-name="TableCell456">
            <text:p text:style-name="P457">5</text:p>
          </table:table-cell>
          <table:table-cell table:style-name="TableCell458">
            <text:p text:style-name="TableContents">Команда передачи информации</text:p>
          </table:table-cell>
        </table:table-row>
      </table:table>
      <text:p text:style-name="P459"/>
      <text:p text:style-name="P460"/>
      <text:p text:style-name="Textbody"><text:span text:style-name="T461">Список команд, посылаемых администратором клиенту:</text:span></text:p>
      <text:list text:style-name="LFO5" text:continue-numbering="true">
        <text:list-item>
          <text:p text:style-name="P462">Команда запроса списка режимов</text:p>
        </text:list-item>
        <text:list-item>
          <text:p text:style-name="P463">Команда активации режима</text:p>
        </text:list-item>
        <text:list-item>
          <text:p text:style-name="P464">Команда деактивации режима</text:p>
        </text:list-item>
        <text:list-item>
          <text:p text:style-name="P465">Команда передачи информации</text:p>
        </text:list-item>
      </text:list>
      <text:p text:style-name="P466"/>
      <text:p text:style-name="P467">Список команд, посылаемых<text:s/>клиентом администратору:</text:p>
      <text:list text:style-name="LFO6" text:continue-numbering="true">
        <text:list-item>
          <text:p text:style-name="P468">Команда ответа списка режимов</text:p>
        </text:list-item>
        <text:list-item>
          <text:p text:style-name="P469">Команда передачи информации</text:p>
        </text:list-item>
      </text:list>
      <text:p text:style-name="P470"/>
      <text:p text:style-name="P471"/>
      <text:h text:style-name="Заголовок3" text:outline-level="3">Пакет запроса списка режимов</text:h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Protocol ID</text:p>
          </table:table-cell>
          <table:table-cell table:style-name="TableCell479">
            <text:p text:style-name="P480">Protocol version</text:p>
          </table:table-cell>
          <table:table-cell table:style-name="TableCell481">
            <text:p text:style-name="P482">Command ID (list)</text:p>
          </table:table-cell>
        </table:table-row>
        <table:table-row table:style-name="TableRow483">
          <table:table-cell table:style-name="TableCell484">
            <text:p text:style-name="P485">1 byte</text:p>
          </table:table-cell>
          <table:table-cell table:style-name="TableCell486">
            <text:p text:style-name="P487">1 byte</text:p>
          </table:table-cell>
          <table:table-cell table:style-name="TableCell488">
            <text:p text:style-name="P489">1 byte</text:p>
          </table:table-cell>
        </table:table-row>
      </table:table>
      <text:p text:style-name="P490"/>
      <text:p text:style-name="Textbody"><text:span text:style-name="T491">Protocol</text:span><text:s/><text:span text:style-name="T492">ID</text:span><text:s/>– идентификатор протокола<text:s/><text:span text:style-name="T493">Cspyp</text:span>2;</text:p>
      <text:p text:style-name="Textbody"><text:span text:style-name="T494">Protocol</text:span><text:s/><text:span text:style-name="T495">version</text:span><text:s/>–<text:s/>текущая версия протокола<text:s/><text:span text:style-name="T496">Cspyp</text:span>2;</text:p>
      <text:p text:style-name="Textbody">Command ID (disconnect) – идентификатор команды запроса списка режимов;</text:p>
      <text:p text:style-name="Textbody"/>
      <text:p text:style-name="Textbody"/>
      <text:p text:style-name="Textbody"/>
      <text:h text:style-name="Заголовок3" text:outline-level="3">Пакет ответа списка режимов</text:h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Protocol ID</text:p>
          </table:table-cell>
          <table:table-cell table:style-name="TableCell506">
            <text:p text:style-name="P507">Protocol version</text:p>
          </table:table-cell>
          <table:table-cell table:style-name="TableCell508">
            <text:p text:style-name="P509">Command ID (modes)</text:p>
          </table:table-cell>
          <table:table-cell table:style-name="TableCell510">
            <text:p text:style-name="P511">Modes number</text:p>
          </table:table-cell>
          <table:table-cell table:style-name="TableCell512">
            <text:p text:style-name="P513">Modes</text:p>
          </table:table-cell>
        </table:table-row>
        <table:table-row table:style-name="TableRow514">
          <table:table-cell table:style-name="TableCell515">
            <text:p text:style-name="P516">1 byte</text:p>
          </table:table-cell>
          <table:table-cell table:style-name="TableCell517">
            <text:p text:style-name="P518">1 byte</text:p>
          </table:table-cell>
          <table:table-cell table:style-name="TableCell519">
            <text:p text:style-name="P520">1 byte</text:p>
          </table:table-cell>
          <table:table-cell table:style-name="TableCell521">
            <text:p text:style-name="P522">2 bytes</text:p>
          </table:table-cell>
          <table:table-cell table:style-name="TableCell523">
            <text:p text:style-name="TableContents"><text:span text:style-name="T524">Array of<text:s/></text:span>1<text:span text:style-name="T525">-bytes<text:s/></text:span><text:span text:style-name="T526">elements</text:span></text:p>
          </table:table-cell>
        </table:table-row>
      </table:table>
      <text:p text:style-name="P527"/>
      <text:p text:style-name="Textbody"><text:span text:style-name="T528">Protocol</text:span><text:s/><text:span text:style-name="T529">ID</text:span><text:s/>– идентификатор протокола<text:s/><text:span text:style-name="T530">Cspyp</text:span>2;</text:p>
      <text:p text:style-name="Textbody"><text:span text:style-name="T531">Protocol</text:span><text:s/><text:span text:style-name="T532">version</text:span><text:s/>– текущая версия протокола<text:s/><text:span text:style-name="T533">Cspyp</text:span>2;</text:p>
      <text:p text:style-name="Textbody">Command ID (<text:span text:style-name="T534">modes</text:span>) – идентификатор команды ответа списка режимов;</text:p>
      <text:p text:style-name="Textbody"><text:span text:style-name="T535">Modes</text:span><text:s/><text:span text:style-name="T536">number</text:span><text:s/>– количество поддерживаемых режимов</text:p>
      <text:p text:style-name="Textbody"><text:span text:style-name="T537">Modes</text:span><text:s/>– массив из чисел —<text:s/>идентификаторов режимов</text:p>
      <text:p text:style-name="Textbody"/>
      <text:h text:style-name="Заголовок3" text:outline-level="3">Пакет активации режима</text:h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Protocol ID</text:p>
          </table:table-cell>
          <table:table-cell table:style-name="TableCell546">
            <text:p text:style-name="P547">Protocol version</text:p>
          </table:table-cell>
          <table:table-cell table:style-name="TableCell548">
            <text:p text:style-name="P549">Command ID (activate)</text:p>
          </table:table-cell>
          <table:table-cell table:style-name="TableCell550">
            <text:p text:style-name="P551">Mode ID</text:p>
          </table:table-cell>
        </table:table-row>
        <table:table-row table:style-name="TableRow552">
          <table:table-cell table:style-name="TableCell553">
            <text:p text:style-name="P554">1 byte</text:p>
          </table:table-cell>
          <table:table-cell table:style-name="TableCell555">
            <text:p text:style-name="P556">1 byte</text:p>
          </table:table-cell>
          <table:table-cell table:style-name="TableCell557">
            <text:p text:style-name="P558">1 byte</text:p>
          </table:table-cell>
          <table:table-cell table:style-name="TableCell559">
            <text:p text:style-name="P560">1 byte</text:p>
          </table:table-cell>
        </table:table-row>
      </table:table>
      <text:p text:style-name="P561"/>
      <text:soft-page-break/>
      <text:p text:style-name="Textbody"><text:span text:style-name="T562">Protocol</text:span><text:s/><text:span text:style-name="T563">ID</text:span><text:s/>– идентификатор протокола<text:s/><text:span text:style-name="T564">Cspyp</text:span>2;</text:p>
      <text:p text:style-name="Textbody"><text:span text:style-name="T565">Protocol</text:span><text:s/><text:span text:style-name="T566">version</text:span><text:s/>– текущая версия протокола<text:s/><text:span text:style-name="T567">Cspyp</text:span>2;</text:p>
      <text:p text:style-name="Textbody">Command ID (<text:span text:style-name="T568">activate</text:span>) – идентификатор команды запроса списка режимов;</text:p>
      <text:p text:style-name="Textbody"><text:span text:style-name="T569">Mode</text:span><text:s/><text:span text:style-name="T570">ID</text:span><text:s/>– идентификатор активируемого режима</text:p>
      <text:p text:style-name="Textbody"/>
      <text:h text:style-name="Заголовок3" text:outline-level="3">Пакет деактивации режима</text:h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Protocol ID</text:p>
          </table:table-cell>
          <table:table-cell table:style-name="TableCell579">
            <text:p text:style-name="P580">Protocol version</text:p>
          </table:table-cell>
          <table:table-cell table:style-name="TableCell581">
            <text:p text:style-name="P582">Command ID (deactivate)</text:p>
          </table:table-cell>
          <table:table-cell table:style-name="TableCell583">
            <text:p text:style-name="P584">Mode ID</text:p>
          </table:table-cell>
        </table:table-row>
        <table:table-row table:style-name="TableRow585">
          <table:table-cell table:style-name="TableCell586">
            <text:p text:style-name="P587">1 byte</text:p>
          </table:table-cell>
          <table:table-cell table:style-name="TableCell588">
            <text:p text:style-name="P589">1 byte</text:p>
          </table:table-cell>
          <table:table-cell table:style-name="TableCell590">
            <text:p text:style-name="P591">1 byte</text:p>
          </table:table-cell>
          <table:table-cell table:style-name="TableCell592">
            <text:p text:style-name="P593">1 byte</text:p>
          </table:table-cell>
        </table:table-row>
      </table:table>
      <text:p text:style-name="P594"/>
      <text:p text:style-name="Textbody"><text:span text:style-name="T595">Protocol</text:span><text:s/><text:span text:style-name="T596">ID</text:span><text:s/>– идентификатор протокола<text:s/><text:span text:style-name="T597">Cspyp</text:span>2;</text:p>
      <text:p text:style-name="Textbody"><text:span text:style-name="T598">Protocol</text:span><text:s/><text:span text:style-name="T599">version</text:span><text:s/>– текущая версия протокола<text:s/><text:span text:style-name="T600">Cspyp</text:span>2;</text:p>
      <text:p text:style-name="Textbody">Command ID (<text:span text:style-name="T601">deactivate</text:span>) – идентификатор команды запроса списка режимов;</text:p>
      <text:p text:style-name="Textbody"><text:span text:style-name="T602">Mode</text:span><text:s/><text:span text:style-name="T603">ID</text:span><text:s/>– идентификатор деактивируемого режима</text:p>
      <text:p text:style-name="Textbody"/>
      <text:h text:style-name="Заголовок3" text:outline-level="3">Пакет передачи информации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Protocol ID</text:p>
          </table:table-cell>
          <table:table-cell table:style-name="TableCell613">
            <text:p text:style-name="P614">Protocol version</text:p>
          </table:table-cell>
          <table:table-cell table:style-name="TableCell615">
            <text:p text:style-name="P616">Command ID (transmit)</text:p>
          </table:table-cell>
          <table:table-cell table:style-name="TableCell617">
            <text:p text:style-name="P618">Data<text:s/>size</text:p>
          </table:table-cell>
          <table:table-cell table:style-name="TableCell619">
            <text:p text:style-name="P620">Data</text:p>
          </table:table-cell>
        </table:table-row>
        <table:table-row table:style-name="TableRow621">
          <table:table-cell table:style-name="TableCell622">
            <text:p text:style-name="P623">1 byte</text:p>
          </table:table-cell>
          <table:table-cell table:style-name="TableCell624">
            <text:p text:style-name="P625">1 byte</text:p>
          </table:table-cell>
          <table:table-cell table:style-name="TableCell626">
            <text:p text:style-name="P627">1 byte</text:p>
          </table:table-cell>
          <table:table-cell table:style-name="TableCell628">
            <text:p text:style-name="P629">4 bytes</text:p>
          </table:table-cell>
          <table:table-cell table:style-name="TableCell630">
            <text:p text:style-name="P631"><text:s/>… bytes</text:p>
          </table:table-cell>
        </table:table-row>
      </table:table>
      <text:p text:style-name="P632"/>
      <text:p text:style-name="Textbody"><text:span text:style-name="T633">Protocol</text:span><text:s/><text:span text:style-name="T634">ID</text:span><text:s/>– идентификатор протокола<text:s/><text:span text:style-name="T635">Cspyp</text:span>1;</text:p>
      <text:p text:style-name="Textbody"><text:span text:style-name="T636">Protocol</text:span><text:s/><text:span text:style-name="T637">version</text:span><text:s/>– текущая версия протокола<text:s/><text:span text:style-name="T638">Cspyp</text:span>1;</text:p>
      <text:p text:style-name="Textbody">Command ID (r<text:span text:style-name="T639">eceive</text:span>) – идентификатор команды передачи информации;</text:p>
      <text:p text:style-name="Textbody"><text:span text:style-name="T640">Data</text:span><text:s/><text:span text:style-name="T641">size</text:span><text:s/>– размер передаваемой<text:s/>информации</text:p>
      <text:p text:style-name="Textbody"><text:span text:style-name="T642">Data</text:span><text:s/>– передаваемая информация</text:p>
      <text:h text:style-name="Заголовок2" text:outline-level="2"><text:span text:style-name="T643">Серия протоколов третьего уровня<text:s/></text:span><text:span text:style-name="T644">Cspyp</text:span><text:span text:style-name="T645">3</text:span></text:h>
      <text:p text:style-name="Textbody">Каждому режиму соединения соответствует свой протокол третьего уровня. У каждого протокола есть уникальный номер.</text:p>
      <text:p text:style-name="Textbody"/>
      <text:p text:style-name="P646">Список протоколов и их номеров: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TableContents">Номер протокола</text:p>
          </table:table-cell>
          <table:table-cell table:style-name="TableCell653">
            <text:p text:style-name="TableContents">Название протокола</text:p>
          </table:table-cell>
          <table:table-cell table:style-name="TableCell654">
            <text:p text:style-name="TableContents">Описание</text:p>
          </table:table-cell>
        </table:table-row>
        <table:table-row table:style-name="TableRow655">
          <table:table-cell table:style-name="TableCell656">
            <text:p text:style-name="P657">1</text:p>
          </table:table-cell>
          <table:table-cell table:style-name="TableCell658">
            <text:p text:style-name="P659">Telnet</text:p>
          </table:table-cell>
          <table:table-cell table:style-name="TableCell660">
            <text:p text:style-name="TableContents">Консольный доступ (cmd/bash/etc)</text:p>
          </table:table-cell>
        </table:table-row>
        <table:table-row table:style-name="TableRow661">
          <table:table-cell table:style-name="TableCell662">
            <text:p text:style-name="P663">2</text:p>
          </table:table-cell>
          <table:table-cell table:style-name="TableCell664">
            <text:p text:style-name="P665">Graphics</text:p>
          </table:table-cell>
          <table:table-cell table:style-name="TableCell666">
            <text:p text:style-name="TableContents">Графический доступ (vnc-like)</text:p>
          </table:table-cell>
        </table:table-row>
        <table:table-row table:style-name="TableRow667">
          <table:table-cell table:style-name="TableCell668">
            <text:p text:style-name="P669">3</text:p>
          </table:table-cell>
          <table:table-cell table:style-name="TableCell670">
            <text:p text:style-name="P671">File</text:p>
          </table:table-cell>
          <table:table-cell table:style-name="TableCell672">
            <text:p text:style-name="TableContents">Файловый доступ (<text:span text:style-name="T673">FTP-like)</text:span></text:p>
          </table:table-cell>
        </table:table-row>
        <table:table-row table:style-name="TableRow674">
          <table:table-cell table:style-name="TableCell675">
            <text:p text:style-name="P676">4</text:p>
          </table:table-cell>
          <table:table-cell table:style-name="TableCell677">
            <text:p text:style-name="P678">Media</text:p>
          </table:table-cell>
          <table:table-cell table:style-name="TableCell679">
            <text:p text:style-name="TableContents">Доступ к медиустройствам (камера, микрофон)</text:p>
          </table:table-cell>
        </table:table-row>
        <table:table-row table:style-name="TableRow680">
          <table:table-cell table:style-name="TableCell681">
            <text:p text:style-name="P682">5</text:p>
          </table:table-cell>
          <table:table-cell table:style-name="TableCell683">
            <text:p text:style-name="P684">Proxy</text:p>
          </table:table-cell>
          <table:table-cell table:style-name="TableCell685">
            <text:p text:style-name="TableContents">Использование клиента как прокси</text:p>
          </table:table-cell>
        </table:table-row>
        <table:table-row table:style-name="TableRow686">
          <table:table-cell table:style-name="TableCell687">
            <text:p text:style-name="P688">6</text:p>
          </table:table-cell>
          <table:table-cell table:style-name="TableCell689">
            <text:p text:style-name="P690">Redirect</text:p>
          </table:table-cell>
          <table:table-cell table:style-name="TableCell691">
            <text:p text:style-name="TableContents">Редирект<text:s/>трафика с клиента на администратора</text:p>
          </table:table-cell>
        </table:table-row>
      </table:table>
      <text:p text:style-name="Textbody"/>
      <text:p text:style-name="Textbody"/>
      <text:h text:style-name="Заголовок3" text:outline-level="3"><text:span text:style-name="T692">Telnet</text:span><text:span text:style-name="T693"><text:s/>протокол третьего уровня</text:span></text:h>
      <text:p text:style-name="Textbody"/>
      <text:p text:style-name="Textbody">Администратор может отправить клиенту любую консольную команду, поддерживаемую удалённой системой.</text:p>
      <text:p text:style-name="Textbody">Например:</text:p>
      <text:p text:style-name="P694">ls</text:p>
      <text:p text:style-name="Textbody">В ответ клиент посылает администратору результат работы данной команды.</text:p>
      <text:p text:style-name="Textbody"/>
      <text:p text:style-name="P695"/>
      <text:p text:style-name="P696">Файловый протокол третьего уровня</text:p>
      <text:p text:style-name="Textbody">1.клиент высылает содержимое<text:s/><text:span text:style-name="T697">root</text:span><text:s/>папки.</text:p>
      <text:p text:style-name="Textbody">:<text:span text:style-name="T698">root</text:span>:<text:span text:style-name="T699">data</text:span>: <text:s/>в<text:s/>дате<text:s/>идёт<text:s/><text:span text:style-name="T700">QByteArray</text:span><text:s/><text:s/>в котором<text:s/><text:span text:style-name="T701">QStringList</text:span><text:s/>с именами папок и файлов</text:p>
      <text:p text:style-name="Textbody"/>
      <text:list text:style-name="LFO7" text:continue-numbering="true">
        <text:list-item>
          <text:p text:style-name="P702">:<text:span text:style-name="T703">cd</text:span>: - команда<text:s/>админа<text:s/>смены папки вверх. Если в<text:s/><text:span text:style-name="T704">root</text:span><text:s/>папке, высылается она же.</text:p>
        </text:list-item>
      </text:list>
      <text:p text:style-name="Textbody"><text:s text:c="3"/><text:tab/>Приходит<text:s/>:<text:span text:style-name="T705">dir</text:span>:имя_папки:<text:span text:style-name="T706">data</text:span>:<text:s/><text:s/><text:span text:style-name="T707">data</text:span>-<text:s/><text:span text:style-name="T708">QByteArray</text:span><text:s/><text:s/>в котором<text:s/><text:span text:style-name="T709">QStringList</text:span><text:s/>с именами папок и файлов</text:p>
      <text:p text:style-name="P710"/>
      <text:p text:style-name="P711"/>
      <text:p text:style-name="Textbody">3 <text:s text:c="2"/>:<text:span text:style-name="T712">mkdir</text:span>:имя_новой_папки:<text:s/>– команда создания папки.</text:p>
      <text:p text:style-name="P713">Приходит обновлённая текущая папка</text:p>
      <text:p text:style-name="P714"/>
      <text:p text:style-name="Textbody">4 <text:s text:c="3"/>:<text:span text:style-name="T715">rmdir</text:span>:имя_папки: -<text:s/>команда удаления папки</text:p>
      <text:p text:style-name="P716">Приходит обновлённая текущая папка</text:p>
      <text:p text:style-name="P717"/>
      <text:p text:style-name="Textbody">5 <text:s text:c="2"/>:<text:span text:style-name="T718">get</text:span>:имя_файла:<text:s/>– запрос,на который клиент высылает файл.<text:line-break/><text:tab/>приходит<text:s/>:<text:span text:style-name="T719">file</text:span>_<text:span text:style-name="T720">name</text:span>:<text:span text:style-name="T721">data</text:span>:<text:s text:c="2"/><text:span text:style-name="T722">data</text:span>-?(ещё не знаю как будет высылаться файл)</text:p>
      <text:p text:style-name="Textbody"/>
      <text:p text:style-name="Textbody"/>
      <text:p text:style-name="Textbody">6 <text:s text:c="3"/>:<text:span text:style-name="T723">send</text:span>:<text:span text:style-name="T724">file</text:span>:<text:s/>– присылает клиенту файл в каталог в котором находится в данный момент</text:p>
      <text:p text:style-name="P725"><text:tab/>Приходит обновлённая текущая папка</text:p>
      <text:p text:style-name="P726"/>
      <text:p text:style-name="Textbody">7 <text:s/>:<text:span text:style-name="T727">abs</text:span>:<text:span text:style-name="T728">string</text:span>_<text:span text:style-name="T729">with</text:span>_<text:span text:style-name="T730">way</text:span><text:span text:style-name="T731">:</text:span><text:s text:c="2"/>переход<text:s/>в<text:s/>папку с абсолютным путём</text:p>
      <text:p text:style-name="Textbody">Приходит<text:s/>:<text:span text:style-name="T732">dir</text:span>:имя_папки:<text:span text:style-name="T733">data</text:span>: <text:s text:c="2"/><text:s/><text:span text:style-name="T734">data</text:span>-<text:s/><text:span text:style-name="T735">QByteArray</text:span><text:s/><text:s/>в котором<text:s/><text:span text:style-name="T736">QStringList</text:span><text:s/>с именами папок и файлов</text:p>
      <text:p text:style-name="Textbody"/>
      <text:p text:style-name="Textbody"/>
      <text:p text:style-name="Textbody"><text:span text:style-name="T737">d:3:<text:s/></text:span>отключение протокола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52in" fo:margin-bottom="0.2006in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 fo:margin-left="0.1416in">
        <style:tab-stops/>
      </style:paragraph-properties>
      <style:text-properties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2361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format="1" text:start-value="2">
        <style:list-level-properties text:space-before="0.2361in" text:min-label-width="0.25in"/>
      </text:list-level-style-number>
      <text:list-level-style-number text:level="2" style:num-suffix="." style:num-format="a" style:num-letter-sync="true">
        <style:list-level-properties text:space-before="0.7361in" text:min-label-width="0.25in"/>
      </text:list-level-style-number>
      <text:list-level-style-number text:level="3" style:num-suffix="." style:num-format="i">
        <style:list-level-properties fo:text-align="end" text:space-before="1.3611in" text:min-label-width="0.125in"/>
      </text:list-level-style-number>
      <text:list-level-style-number text:level="4" style:num-suffix="." style:num-format="1">
        <style:list-level-properties text:space-before="1.7361in" text:min-label-width="0.25in"/>
      </text:list-level-style-number>
      <text:list-level-style-number text:level="5" style:num-suffix="." style:num-format="a" style:num-letter-sync="true">
        <style:list-level-properties text:space-before="2.2361in" text:min-label-width="0.25in"/>
      </text:list-level-style-number>
      <text:list-level-style-number text:level="6" style:num-suffix="." style:num-format="i">
        <style:list-level-properties fo:text-align="end" text:space-before="2.8611in" text:min-label-width="0.125in"/>
      </text:list-level-style-number>
      <text:list-level-style-number text:level="7" style:num-suffix="." style:num-format="1">
        <style:list-level-properties text:space-before="3.2361in" text:min-label-width="0.25in"/>
      </text:list-level-style-number>
      <text:list-level-style-number text:level="8" style:num-suffix="." style:num-format="a" style:num-letter-sync="true">
        <style:list-level-properties text:space-before="3.7361in" text:min-label-width="0.25in"/>
      </text:list-level-style-number>
      <text:list-level-style-number text:level="9" style:num-suffix="." style:num-format="i">
        <style:list-level-properties fo:text-align="end" text:space-before="4.3611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fonoff</meta:initial-creator>
    <dc:creator>Safonoff</dc:creator>
    <meta:creation-date>2012-07-13T10:35:00Z</meta:creation-date>
    <dc:date>2012-07-13T16:06:00Z</dc:date>
    <meta:template xlink:href="Normal" xlink:type="simple"/>
    <meta:editing-cycles>5</meta:editing-cycles>
    <meta:editing-duration>PT4680S</meta:editing-duration>
    <meta:document-statistic meta:page-count="10" meta:paragraph-count="19" meta:word-count="1492" meta:character-count="9979" meta:row-count="70" meta:non-whitespace-character-count="8506"/>
  </office:meta>
</office:document-meta>
</file>